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DD000002A3398E49680A2954F9.png" manifest:media-type="image/png"/>
  <manifest:file-entry manifest:full-path="Pictures/10000201000002A7000002A24A286EC79A3DBF9F.png" manifest:media-type="image/png"/>
  <manifest:file-entry manifest:full-path="Pictures/10000201000003400000032D1C2D3994D5E255F1.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Mono" svg:font-family="'Liberation Mono'" style:font-adornments="Regula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ietokohdeÄänestys" style:family="table">
      <style:table-properties style:width="6.6931in" table:align="margins"/>
    </style:style>
    <style:style style:name="TietokohdeÄänestys.A" style:family="table-column">
      <style:table-column-properties style:column-width="1.4333in" style:rel-column-width="14034*"/>
    </style:style>
    <style:style style:name="TietokohdeÄänestys.B" style:family="table-column">
      <style:table-column-properties style:column-width="2.1951in" style:rel-column-width="21493*"/>
    </style:style>
    <style:style style:name="TietokohdeÄänestys.C" style:family="table-column">
      <style:table-column-properties style:column-width="3.0646in" style:rel-column-width="30008*"/>
    </style:style>
    <style:style style:name="TietokohdeÄänestys.A1" style:family="table-cell">
      <style:table-cell-properties fo:padding="0.0382in" fo:border-left="0.05pt solid #000000" fo:border-right="none" fo:border-top="0.05pt solid #000000" fo:border-bottom="0.05pt solid #000000"/>
    </style:style>
    <style:style style:name="TietokohdeÄänestys.C1" style:family="table-cell">
      <style:table-cell-properties fo:padding="0.0382in" fo:border="0.05pt solid #000000"/>
    </style:style>
    <style:style style:name="TietokohdeÄänestys.A2" style:family="table-cell">
      <style:table-cell-properties fo:padding="0.0382in" fo:border-left="0.05pt solid #000000" fo:border-right="none" fo:border-top="none" fo:border-bottom="0.05pt solid #000000"/>
    </style:style>
    <style:style style:name="TietokohdeÄänestys.C2" style:family="table-cell">
      <style:table-cell-properties fo:padding="0.0382in" fo:border-left="0.05pt solid #000000" fo:border-right="0.05pt solid #000000" fo:border-top="none" fo:border-bottom="0.05pt solid #000000"/>
    </style:style>
    <style:style style:name="Table1" style:family="table">
      <style:table-properties style:width="6.6931in" table:align="margins"/>
    </style:style>
    <style:style style:name="Table1.A" style:family="table-column">
      <style:table-column-properties style:column-width="1.4333in" style:rel-column-width="14034*"/>
    </style:style>
    <style:style style:name="Table1.B" style:family="table-column">
      <style:table-column-properties style:column-width="2.1951in" style:rel-column-width="21493*"/>
    </style:style>
    <style:style style:name="Table1.C" style:family="table-column">
      <style:table-column-properties style:column-width="3.0646in" style:rel-column-width="30008*"/>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1.4333in" style:rel-column-width="14034*"/>
    </style:style>
    <style:style style:name="Table2.B" style:family="table-column">
      <style:table-column-properties style:column-width="2.1951in" style:rel-column-width="21493*"/>
    </style:style>
    <style:style style:name="Table2.C" style:family="table-column">
      <style:table-column-properties style:column-width="3.0646in" style:rel-column-width="30008*"/>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4" style:family="table">
      <style:table-properties style:width="6.6931in" table:align="margins"/>
    </style:style>
    <style:style style:name="Table4.A" style:family="table-column">
      <style:table-column-properties style:column-width="1.4333in" style:rel-column-width="14034*"/>
    </style:style>
    <style:style style:name="Table4.B" style:family="table-column">
      <style:table-column-properties style:column-width="2.1951in" style:rel-column-width="21493*"/>
    </style:style>
    <style:style style:name="Table4.C" style:family="table-column">
      <style:table-column-properties style:column-width="3.0646in" style:rel-column-width="30008*"/>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1.4333in" style:rel-column-width="14034*"/>
    </style:style>
    <style:style style:name="Table3.B" style:family="table-column">
      <style:table-column-properties style:column-width="2.1951in" style:rel-column-width="21493*"/>
    </style:style>
    <style:style style:name="Table3.C" style:family="table-column">
      <style:table-column-properties style:column-width="3.0646in" style:rel-column-width="30008*"/>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officeooo:rsid="001b810d" officeooo:paragraph-rsid="001b810d"/>
    </style:style>
    <style:style style:name="P2" style:family="paragraph" style:parent-style-name="Text_20_body">
      <style:text-properties officeooo:rsid="00205e69" officeooo:paragraph-rsid="00205e69"/>
    </style:style>
    <style:style style:name="P3" style:family="paragraph" style:parent-style-name="Text_20_body">
      <style:text-properties officeooo:rsid="0029434f" officeooo:paragraph-rsid="0029434f"/>
    </style:style>
    <style:style style:name="P4" style:family="paragraph" style:parent-style-name="Text_20_body">
      <style:text-properties officeooo:rsid="002835f7" officeooo:paragraph-rsid="002fd78c"/>
    </style:style>
    <style:style style:name="P5" style:family="paragraph" style:parent-style-name="Text_20_body">
      <style:text-properties officeooo:rsid="002fd78c" officeooo:paragraph-rsid="002fd78c"/>
    </style:style>
    <style:style style:name="P6" style:family="paragraph" style:parent-style-name="Text_20_body">
      <style:text-properties officeooo:rsid="00262f7c" officeooo:paragraph-rsid="0034cc74"/>
    </style:style>
    <style:style style:name="P7" style:family="paragraph" style:parent-style-name="Text_20_body">
      <style:text-properties officeooo:rsid="0034cc74" officeooo:paragraph-rsid="0034cc74"/>
    </style:style>
    <style:style style:name="P8" style:family="paragraph" style:parent-style-name="Text_20_body">
      <style:text-properties officeooo:rsid="00372ba9" officeooo:paragraph-rsid="00372ba9"/>
    </style:style>
    <style:style style:name="P9" style:family="paragraph" style:parent-style-name="Text_20_body">
      <style:text-properties officeooo:rsid="0039c730" officeooo:paragraph-rsid="0039c730"/>
    </style:style>
    <style:style style:name="P10" style:family="paragraph" style:parent-style-name="Text_20_body">
      <style:text-properties officeooo:rsid="003bc534" officeooo:paragraph-rsid="003bc534"/>
    </style:style>
    <style:style style:name="P11" style:family="paragraph" style:parent-style-name="Table_20_Heading">
      <style:text-properties officeooo:rsid="00262f7c" officeooo:paragraph-rsid="00262f7c"/>
    </style:style>
    <style:style style:name="P12" style:family="paragraph" style:parent-style-name="Table_20_Heading">
      <style:text-properties officeooo:rsid="00262f7c" officeooo:paragraph-rsid="0029434f"/>
    </style:style>
    <style:style style:name="P13" style:family="paragraph" style:parent-style-name="Table_20_Heading">
      <style:text-properties officeooo:rsid="00262f7c" officeooo:paragraph-rsid="002fd78c"/>
    </style:style>
    <style:style style:name="P14" style:family="paragraph" style:parent-style-name="Table_20_Contents">
      <style:text-properties officeooo:rsid="00262f7c" officeooo:paragraph-rsid="00262f7c"/>
    </style:style>
    <style:style style:name="P15" style:family="paragraph" style:parent-style-name="Table_20_Contents">
      <style:text-properties officeooo:rsid="00262f7c" officeooo:paragraph-rsid="0029434f"/>
    </style:style>
    <style:style style:name="P16" style:family="paragraph" style:parent-style-name="Table_20_Contents">
      <style:text-properties officeooo:paragraph-rsid="00262f7c"/>
    </style:style>
    <style:style style:name="P17" style:family="paragraph" style:parent-style-name="Table_20_Contents">
      <style:text-properties officeooo:rsid="0029434f" officeooo:paragraph-rsid="0029434f"/>
    </style:style>
    <style:style style:name="P18" style:family="paragraph" style:parent-style-name="Table_20_Contents">
      <style:text-properties officeooo:rsid="002835f7" officeooo:paragraph-rsid="002fd78c"/>
    </style:style>
    <style:style style:name="P19" style:family="paragraph" style:parent-style-name="Table_20_Contents">
      <style:text-properties officeooo:rsid="002fd78c" officeooo:paragraph-rsid="002fd78c"/>
    </style:style>
    <style:style style:name="P20" style:family="paragraph" style:parent-style-name="Standard">
      <style:text-properties officeooo:rsid="00262f7c" officeooo:paragraph-rsid="00262f7c"/>
    </style:style>
    <style:style style:name="P21" style:family="paragraph" style:parent-style-name="Contents_20_1">
      <style:paragraph-properties>
        <style:tab-stops>
          <style:tab-stop style:position="6.6929in" style:type="right" style:leader-style="dotted" style:leader-text="."/>
        </style:tab-stops>
      </style:paragraph-properties>
    </style:style>
    <style:style style:name="P22" style:family="paragraph" style:parent-style-name="Contents_20_2">
      <style:paragraph-properties>
        <style:tab-stops>
          <style:tab-stop style:position="6.4965in" style:type="right" style:leader-style="dotted" style:leader-text="."/>
        </style:tab-stops>
      </style:paragraph-properties>
    </style:style>
    <style:style style:name="P23" style:family="paragraph" style:parent-style-name="Contents_20_3">
      <style:paragraph-properties>
        <style:tab-stops>
          <style:tab-stop style:position="6.3in" style:type="right" style:leader-style="dotted" style:leader-text="."/>
        </style:tab-stops>
      </style:paragraph-properties>
    </style:style>
    <style:style style:name="P24" style:family="paragraph" style:parent-style-name="Title" style:master-page-name="First_20_Page">
      <style:paragraph-properties style:page-number="auto"/>
    </style:style>
    <style:style style:name="P25" style:family="paragraph" style:parent-style-name="Heading_20_1" style:list-style-name=""/>
    <style:style style:name="P26" style:family="paragraph" style:parent-style-name="Heading_20_1">
      <style:text-properties officeooo:rsid="00205e69" officeooo:paragraph-rsid="00205e69"/>
    </style:style>
    <style:style style:name="P27" style:family="paragraph" style:parent-style-name="Heading_20_1">
      <style:text-properties officeooo:rsid="00236181" officeooo:paragraph-rsid="00262f7c"/>
    </style:style>
    <style:style style:name="P28" style:family="paragraph" style:parent-style-name="Heading_20_1">
      <style:text-properties officeooo:rsid="00236181" officeooo:paragraph-rsid="00236181"/>
    </style:style>
    <style:style style:name="P29" style:family="paragraph" style:parent-style-name="Heading_20_1">
      <style:text-properties officeooo:rsid="0024f290" officeooo:paragraph-rsid="0024f290"/>
    </style:style>
    <style:style style:name="P30" style:family="paragraph" style:parent-style-name="Heading_20_1">
      <style:paragraph-properties fo:break-before="page"/>
    </style:style>
    <style:style style:name="P31" style:family="paragraph" style:parent-style-name="Heading_20_2">
      <style:text-properties officeooo:rsid="00205e69" officeooo:paragraph-rsid="00205e69"/>
    </style:style>
    <style:style style:name="P32" style:family="paragraph" style:parent-style-name="Heading_20_2">
      <style:text-properties officeooo:rsid="0024f290" officeooo:paragraph-rsid="0024f290"/>
    </style:style>
    <style:style style:name="P33" style:family="paragraph" style:parent-style-name="Contents_20_Heading" style:master-page-name="Standard">
      <style:paragraph-properties style:page-number="1" fo:break-before="page"/>
    </style:style>
    <style:style style:name="P34" style:family="paragraph" style:parent-style-name="Heading_20_3">
      <style:text-properties officeooo:paragraph-rsid="002fd78c"/>
    </style:style>
    <style:style style:name="P35" style:family="paragraph" style:parent-style-name="Heading_20_3">
      <style:text-properties officeooo:rsid="0034cc74" officeooo:paragraph-rsid="0034cc74"/>
    </style:style>
    <style:style style:name="P36" style:family="paragraph" style:parent-style-name="Text_20_body" style:list-style-name="L1">
      <style:text-properties officeooo:rsid="001b810d" officeooo:paragraph-rsid="001b810d"/>
    </style:style>
    <style:style style:name="P37" style:family="paragraph" style:parent-style-name="Text_20_body" style:list-style-name="L2">
      <style:text-properties officeooo:rsid="001b810d" officeooo:paragraph-rsid="001b810d"/>
    </style:style>
    <style:style style:name="P38" style:family="paragraph" style:parent-style-name="Text_20_body" style:list-style-name="L3">
      <style:text-properties officeooo:rsid="00236181" officeooo:paragraph-rsid="00236181"/>
    </style:style>
    <style:style style:name="P39" style:family="paragraph" style:parent-style-name="Text_20_body" style:list-style-name="L4">
      <style:text-properties officeooo:rsid="002043cd" officeooo:paragraph-rsid="00372ba9"/>
    </style:style>
    <style:style style:name="P40" style:family="paragraph" style:parent-style-name="Text_20_body" style:list-style-name="L4">
      <style:text-properties officeooo:rsid="0038c8ac" officeooo:paragraph-rsid="003bc534"/>
    </style:style>
    <style:style style:name="T1" style:family="text">
      <style:text-properties officeooo:rsid="00205e69"/>
    </style:style>
    <style:style style:name="T2" style:family="text">
      <style:text-properties officeooo:rsid="0026164f"/>
    </style:style>
    <style:style style:name="T3" style:family="text">
      <style:text-properties officeooo:rsid="00262f7c"/>
    </style:style>
    <style:style style:name="T4" style:family="text">
      <style:text-properties officeooo:rsid="0027f46d"/>
    </style:style>
    <style:style style:name="T5" style:family="text">
      <style:text-properties officeooo:rsid="0029434f"/>
    </style:style>
    <style:style style:name="T6" style:family="text">
      <style:text-properties officeooo:rsid="002b9699"/>
    </style:style>
    <style:style style:name="T7" style:family="text">
      <style:text-properties officeooo:rsid="002fd78c"/>
    </style:style>
    <style:style style:name="T8" style:family="text">
      <style:text-properties officeooo:rsid="00317bd8"/>
    </style:style>
    <style:style style:name="T9" style:family="text">
      <style:text-properties officeooo:rsid="003972c9"/>
    </style:style>
    <style:style style:name="T10" style:family="text">
      <style:text-properties officeooo:rsid="0039c730"/>
    </style:style>
    <style:style style:name="T11" style:family="text">
      <style:text-properties officeooo:rsid="003bebdc"/>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date-style style:name="N10121" number:language="en" number:country="US" number:title="User-defined">
      <number:day/>
      <number:text>.</number:text>
      <number:month/>
      <number:text>.</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Leiskan dokumentaatio<text:line-break/><text:date style:data-style-name="N10121" text:date-value="2017-03-30T19:34:16.391858914">30.3.2017</text:date></text:p>
      <text:p text:style-name="Text_20_body"/>
      <text:table-of-content text:style-name="Sect1" text:protected="true" text:name="Table of Contents1">
        <text:table-of-content-source text:outline-level="10">
          <text:index-title-template text:style-name="Contents_20_Heading">Sisälly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3">Sisällys</text:p>
          </text:index-title>
          <text:p text:style-name="P21"><text:a xlink:type="simple" xlink:href="#__RefHeading___Toc114_700232704" text:style-name="Index_20_Link" text:visited-style-name="Index_20_Link">Johdanto<text:tab/>2</text:a></text:p>
          <text:p text:style-name="P21"><text:a xlink:type="simple" xlink:href="#__RefHeading___Toc116_700232704" text:style-name="Index_20_Link" text:visited-style-name="Index_20_Link">Yleiskuva järjestelmästä<text:tab/>2</text:a></text:p>
          <text:p text:style-name="P22"><text:a xlink:type="simple" xlink:href="#__RefHeading___Toc5182_1714241314" text:style-name="Index_20_Link" text:visited-style-name="Index_20_Link">Käyttötapauskaavio<text:tab/>2</text:a></text:p>
          <text:p text:style-name="P22"><text:a xlink:type="simple" xlink:href="#__RefHeading___Toc5184_1714241314" text:style-name="Index_20_Link" text:visited-style-name="Index_20_Link">Käyttäjäryhmät<text:tab/>2</text:a></text:p>
          <text:p text:style-name="P22"><text:a xlink:type="simple" xlink:href="#__RefHeading___Toc118_700232704" text:style-name="Index_20_Link" text:visited-style-name="Index_20_Link">Käyttötapaukset<text:tab/>3</text:a></text:p>
          <text:p text:style-name="P21"><text:a xlink:type="simple" xlink:href="#__RefHeading___Toc139_373782398" text:style-name="Index_20_Link" text:visited-style-name="Index_20_Link">Järjestelmän tietosisältö<text:tab/>4</text:a></text:p>
          <text:p text:style-name="P22"><text:a xlink:type="simple" xlink:href="#__RefHeading___Toc141_373782398" text:style-name="Index_20_Link" text:visited-style-name="Index_20_Link">Käsitekaavio<text:tab/>4</text:a></text:p>
          <text:p text:style-name="P22"><text:a xlink:type="simple" xlink:href="#__RefHeading___Toc459_2052864105" text:style-name="Index_20_Link" text:visited-style-name="Index_20_Link">Tietokohteet<text:tab/>4</text:a></text:p>
          <text:p text:style-name="P23"><text:a xlink:type="simple" xlink:href="#__RefHeading___Toc344_800399434" text:style-name="Index_20_Link" text:visited-style-name="Index_20_Link">Tietokohde: Äänestys<text:tab/>4</text:a></text:p>
          <text:p text:style-name="P23"><text:a xlink:type="simple" xlink:href="#__RefHeading___Toc346_800399434" text:style-name="Index_20_Link" text:visited-style-name="Index_20_Link">Tietokohde: Äänestysvaihtoehto<text:tab/>5</text:a></text:p>
          <text:p text:style-name="P23"><text:a xlink:type="simple" xlink:href="#__RefHeading___Toc478_1878694178" text:style-name="Index_20_Link" text:visited-style-name="Index_20_Link">Tietokohde: Ääni<text:tab/>5</text:a></text:p>
          <text:p text:style-name="P23"><text:a xlink:type="simple" xlink:href="#__RefHeading___Toc480_1878694178" text:style-name="Index_20_Link" text:visited-style-name="Index_20_Link">Tietokohde: Tyyppi<text:tab/>5</text:a></text:p>
          <text:p text:style-name="P23"><text:a xlink:type="simple" xlink:href="#__RefHeading___Toc350_800399434" text:style-name="Index_20_Link" text:visited-style-name="Index_20_Link">Tietokohde: Henkilö<text:tab/>6</text:a></text:p>
          <text:p text:style-name="P21"><text:a xlink:type="simple" xlink:href="#__RefHeading___Toc143_373782398" text:style-name="Index_20_Link" text:visited-style-name="Index_20_Link">Relaatiotietokantakaavio<text:tab/>6</text:a></text:p>
          <text:p text:style-name="P21"><text:a xlink:type="simple" xlink:href="#__RefHeading___Toc145_373782398" text:style-name="Index_20_Link" text:visited-style-name="Index_20_Link">Järjestelmän yleisrakenne<text:tab/>7</text:a></text:p>
          <text:p text:style-name="P21"><text:a xlink:type="simple" xlink:href="#__RefHeading___Toc147_373782398" text:style-name="Index_20_Link" text:visited-style-name="Index_20_Link">Käyttöliittymä ja järjestelmän komponentit<text:tab/>7</text:a></text:p>
          <text:p text:style-name="P21"><text:a xlink:type="simple" xlink:href="#__RefHeading___Toc149_373782398" text:style-name="Index_20_Link" text:visited-style-name="Index_20_Link">Asennustiedot<text:tab/>7</text:a></text:p>
          <text:p text:style-name="P21"><text:a xlink:type="simple" xlink:href="#__RefHeading___Toc151_373782398" text:style-name="Index_20_Link" text:visited-style-name="Index_20_Link">Käynnistysohje<text:tab/>7</text:a></text:p>
          <text:p text:style-name="P21"><text:a xlink:type="simple" xlink:href="#__RefHeading___Toc153_373782398" text:style-name="Index_20_Link" text:visited-style-name="Index_20_Link">Testaus ym.<text:tab/>7</text:a></text:p>
          <text:p text:style-name="P22"><text:a xlink:type="simple" xlink:href="#__RefHeading___Toc155_373782398" text:style-name="Index_20_Link" text:visited-style-name="Index_20_Link">Testaus<text:tab/>7</text:a></text:p>
          <text:p text:style-name="P22"><text:a xlink:type="simple" xlink:href="#__RefHeading___Toc5180_1714241314" text:style-name="Index_20_Link" text:visited-style-name="Index_20_Link">Havaittuja ongelmia<text:tab/>7</text:a></text:p>
          <text:p text:style-name="P22"><text:a xlink:type="simple" xlink:href="#__RefHeading___Toc157_373782398" text:style-name="Index_20_Link" text:visited-style-name="Index_20_Link">Jatkokehitysideat<text:tab/>7</text:a></text:p>
          <text:p text:style-name="P23"><text:a xlink:type="simple" xlink:href="#__RefHeading___Toc533_134608990" text:style-name="Index_20_Link" text:visited-style-name="Index_20_Link">Suunta 1<text:tab/>7</text:a></text:p>
          <text:p text:style-name="P23"><text:a xlink:type="simple" xlink:href="#__RefHeading___Toc535_134608990" text:style-name="Index_20_Link" text:visited-style-name="Index_20_Link">Suunta 2<text:tab/>8</text:a></text:p>
          <text:p text:style-name="P21"><text:a xlink:type="simple" xlink:href="#__RefHeading___Toc159_373782398" text:style-name="Index_20_Link" text:visited-style-name="Index_20_Link">Omat kokemukset<text:tab/>8</text:a></text:p>
          <text:p text:style-name="P21"><text:a xlink:type="simple" xlink:href="#__RefHeading___Toc161_373782398" text:style-name="Index_20_Link" text:visited-style-name="Index_20_Link">Muu dokumentaatio<text:tab/>8</text:a></text:p>
        </text:index-body>
      </text:table-of-content>
      <text:p text:style-name="Text_20_body"/>
      <text:h text:style-name="P25" text:outline-level="1"/>
      <text:h text:style-name="P30" text:outline-level="1"><text:bookmark-start text:name="__RefHeading___Toc114_700232704"/>Johdanto<text:bookmark-end text:name="__RefHeading___Toc114_700232704"/></text:h>
      <text:p text:style-name="P1">Leiska on www-pohjainen äänestysjärjestelmä. Se on toteutettu käyttäen PHP:ta ja <text:span text:style-name="T9">PostgreSQL</text:span>:ää.</text:p>
      <text:h text:style-name="Heading_20_1" text:outline-level="1"><text:bookmark-start text:name="__RefHeading___Toc116_700232704"/>Yleiskuva järjestelmästä<text:bookmark-end text:name="__RefHeading___Toc116_700232704"/></text:h>
      <text:h text:style-name="P31" text:outline-level="2"><text:bookmark-start text:name="__RefHeading___Toc5182_1714241314"/>Käyttötapauskaavio<text:bookmark-end text:name="__RefHeading___Toc5182_1714241314"/></text:h>
      <text:p text:style-name="Illustration"><draw:frame draw:style-name="fr1" draw:name="Image1" text:anchor-type="paragraph" svg:width="6.6929in" svg:height="6.5398in" draw:z-index="1"><draw:image xlink:href="Pictures/10000201000003400000032D1C2D3994D5E255F1.png" xlink:type="simple" xlink:show="embed" xlink:actuate="onLoad"/></draw:frame>Käyttötapauskaavi<text:span text:style-name="T1">o</text:span></text:p>
      <text:h text:style-name="P31" text:outline-level="2"><text:bookmark-start text:name="__RefHeading___Toc5184_1714241314"/>Käyttäjäryhmät<text:bookmark-end text:name="__RefHeading___Toc5184_1714241314"/></text:h>
      <text:p text:style-name="P2">Järjestelmää käyttävät äänestyksen järjestäjät ja äänestäjät. Ää<text:span text:style-name="T6">nestyksen järjestäjä pystyy luomaan uusia äänestyksiä ja uusia käyttäjiä. Äänestäjä voi äänestää tunnistettuna tai anonyyminä, riippuen siitä, millaiseksi äänestys on määritelty.</text:span></text:p>
      <text:h text:style-name="Heading_20_2" text:outline-level="2"><text:bookmark-start text:name="__RefHeading___Toc118_700232704"/><text:soft-page-break/>Käyttötapaukset<text:bookmark-end text:name="__RefHeading___Toc118_700232704"/></text:h>
      <text:p text:style-name="P1">Järjestelmään voidaan laatia äänestyksiä, joiden kesto on rajoitettu. Äänestys voi olla anonyymi tai vaatia rekisteröitymisen. Sama äänestäjä ei saisi äänestää tietyssä äänestyksessä useampaan kertaan. </text:p>
      <text:p text:style-name="P1">Äänestyksessä näytetään vähintään vaihtoehdot ja laatijan valinnan mukaan myös lisätietoja.</text:p>
      <text:p text:style-name="P1">Äänestystilanteessa näytetään laatijan tekemän määrityksen mukaan jokin seuraavista:</text:p>
      <text:list xml:id="list1046296554358962284" text:style-name="L1">
        <text:list-item>
          <text:p text:style-name="P36">nykyinen kärki,</text:p>
        </text:list-item>
        <text:list-item>
          <text:p text:style-name="P36">kaikkien ehdokkaiden äänimäärät tai</text:p>
        </text:list-item>
        <text:list-item>
          <text:p text:style-name="P36">ei mitään tietoa äänestyksen kulusta.</text:p>
        </text:list-item>
      </text:list>
      <text:p text:style-name="P1">Äänestyksen järjestäjän on kyettävä antamaan vaihtoehdot sekä niihin liittyvät kuvailutiedot. Äänestyksen aikana ja sen loputtua järjestäjälle tuotetaan raportti äänestyksen tuloksista. Järjestäjä saa halutessaan myös raportin siitä, miten äänestysaktiviteetti on ajan suhteen jakautunut.</text:p>
      <text:p text:style-name="P1">Toimintoja:</text:p>
      <text:list xml:id="list6892979034766777708" text:style-name="L2">
        <text:list-item>
          <text:p text:style-name="P37">Anonyymiäänestys</text:p>
        </text:list-item>
        <text:list-item>
          <text:p text:style-name="P37">Identifioitu äänestys, kirjautuminen</text:p>
        </text:list-item>
        <text:list-item>
          <text:p text:style-name="P37">Äänestyksen luominen, muuttaminen ja poistaminen</text:p>
        </text:list-item>
        <text:list-item>
          <text:p text:style-name="P37">Tulokset</text:p>
        </text:list-item>
        <text:list-item>
          <text:p text:style-name="P37">Aktiviteettiraportointi</text:p>
        </text:list-item>
        <text:list-item>
          <text:p text:style-name="P37">Rekisteröityneiden käyttäjien tietojen muuttaminen ja poisto</text:p>
        </text:list-item>
      </text:list>
      <text:h text:style-name="P26" text:outline-level="1"><text:bookmark-start text:name="__RefHeading___Toc139_373782398"/><text:soft-page-break/>Järjestelmän tietosisältö<text:bookmark-end text:name="__RefHeading___Toc139_373782398"/></text:h>
      <text:h text:style-name="P31" text:outline-level="2"><text:bookmark-start text:name="__RefHeading___Toc141_373782398"/>Käsitekaavio<text:bookmark-end text:name="__RefHeading___Toc141_373782398"/></text:h>
      <text:p text:style-name="Illustration"><draw:frame draw:style-name="fr2" draw:name="Image2" text:anchor-type="paragraph" svg:width="6.6929in" svg:height="6.1626in" draw:z-index="0"><draw:image xlink:href="Pictures/10000201000002DD000002A3398E49680A2954F9.png" xlink:type="simple" xlink:show="embed" xlink:actuate="onLoad"/></draw:frame>Käsitekaavio</text:p>
      <text:h text:style-name="Heading_20_2" text:outline-level="2"><text:bookmark-start text:name="__RefHeading___Toc459_2052864105"/>Tietokohteet<text:bookmark-end text:name="__RefHeading___Toc459_2052864105"/></text:h>
      <text:h text:style-name="Heading_20_3" text:outline-level="3"><text:bookmark-start text:name="__RefHeading___Toc344_800399434"/>Tietokohde: Äänestys<text:bookmark-end text:name="__RefHeading___Toc344_800399434"/></text:h>
      <table:table table:name="TietokohdeÄänestys" table:style-name="TietokohdeÄänestys">
        <table:table-column table:style-name="TietokohdeÄänestys.A"/>
        <table:table-column table:style-name="TietokohdeÄänestys.B"/>
        <table:table-column table:style-name="TietokohdeÄänestys.C"/>
        <table:table-header-rows>
          <table:table-row>
            <table:table-cell table:style-name="TietokohdeÄänestys.A1" office:value-type="string">
              <text:p text:style-name="P11">Attribuutti</text:p>
            </table:table-cell>
            <table:table-cell table:style-name="TietokohdeÄänestys.A1" office:value-type="string">
              <text:p text:style-name="P11">Arvojoukko</text:p>
            </table:table-cell>
            <table:table-cell table:style-name="TietokohdeÄänestys.C1" office:value-type="string">
              <text:p text:style-name="P11">Kuvailu</text:p>
            </table:table-cell>
          </table:table-row>
        </table:table-header-rows>
        <table:table-row>
          <table:table-cell table:style-name="TietokohdeÄänestys.A2" office:value-type="string">
            <text:p text:style-name="P14">Nimi</text:p>
          </table:table-cell>
          <table:table-cell table:style-name="TietokohdeÄänestys.A2" office:value-type="string">
            <text:p text:style-name="P14">Merkkijono &lt;= <text:span text:style-name="T4">64</text:span> merkkiä</text:p>
          </table:table-cell>
          <table:table-cell table:style-name="TietokohdeÄänestys.C2" office:value-type="string">
            <text:p text:style-name="Table_20_Contents">Ää<text:span text:style-name="T3">nestyksen selväkielinen nimi</text:span></text:p>
          </table:table-cell>
        </table:table-row>
        <table:table-row>
          <table:table-cell table:style-name="TietokohdeÄänestys.A2" office:value-type="string">
            <text:p text:style-name="P14">Alkuaika</text:p>
          </table:table-cell>
          <table:table-cell table:style-name="TietokohdeÄänestys.A2" office:value-type="string">
            <text:p text:style-name="P14">Päivämäärä</text:p>
          </table:table-cell>
          <table:table-cell table:style-name="TietokohdeÄänestys.C2" office:value-type="string">
            <text:p text:style-name="Table_20_Contents">Ää<text:span text:style-name="T3">nestyksen alkupäivä</text:span></text:p>
          </table:table-cell>
        </table:table-row>
        <table:table-row>
          <table:table-cell table:style-name="TietokohdeÄänestys.A2" office:value-type="string">
            <text:p text:style-name="P14">Loppuaika</text:p>
          </table:table-cell>
          <table:table-cell table:style-name="TietokohdeÄänestys.A2" office:value-type="string">
            <text:p text:style-name="P14">Päivämäärä</text:p>
          </table:table-cell>
          <table:table-cell table:style-name="TietokohdeÄänestys.C2" office:value-type="string">
            <text:p text:style-name="P14">Äänestyksen loppupäivä</text:p>
          </table:table-cell>
        </table:table-row>
        <table:table-row>
          <table:table-cell table:style-name="TietokohdeÄänestys.A2" office:value-type="string">
            <text:p text:style-name="P14">Anonyymi?</text:p>
          </table:table-cell>
          <table:table-cell table:style-name="TietokohdeÄänestys.A2" office:value-type="string">
            <text:p text:style-name="P14">Totuusarvo</text:p>
          </table:table-cell>
          <table:table-cell table:style-name="TietokohdeÄänestys.C2" office:value-type="string">
            <text:p text:style-name="P14">Saako äänestää tunnistautumatta</text:p>
          </table:table-cell>
        </table:table-row>
        <table:table-row>
          <table:table-cell table:style-name="TietokohdeÄänestys.A2" office:value-type="string">
            <text:p text:style-name="P19">Tyyppi</text:p>
          </table:table-cell>
          <table:table-cell table:style-name="TietokohdeÄänestys.A2" office:value-type="string">
            <text:p text:style-name="P19">Viittaus tietokohteeseen Tyyppi</text:p>
          </table:table-cell>
          <table:table-cell table:style-name="TietokohdeÄänestys.C2" office:value-type="string">
            <text:p text:style-name="P19">Mitä näytetään äänestyksen lopuksi</text:p>
          </table:table-cell>
        </table:table-row>
      </table:table>
      <text:p text:style-name="P5"><text:soft-page-break/>Anonyymi? ja Tyyppi vaikuttavat siihen, miten saa äänestää ja mitä tietoa näytetään äänestystapahtuman jälkeen.</text:p>
      <text:h text:style-name="Heading_20_3" text:outline-level="3"><text:bookmark-start text:name="__RefHeading___Toc346_800399434"/>Tietokohde: Äänestysvaihtoehto<text:bookmark-end text:name="__RefHeading___Toc346_800399434"/></text:h>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11">Attribuutti</text:p>
            </table:table-cell>
            <table:table-cell table:style-name="Table1.A1" office:value-type="string">
              <text:p text:style-name="P11">Arvojoukko</text:p>
            </table:table-cell>
            <table:table-cell table:style-name="Table1.C1" office:value-type="string">
              <text:p text:style-name="P11">Kuvailu</text:p>
            </table:table-cell>
          </table:table-row>
        </table:table-header-rows>
        <table:table-row>
          <table:table-cell table:style-name="Table1.A2" office:value-type="string">
            <text:p text:style-name="P14">Nimi</text:p>
          </table:table-cell>
          <table:table-cell table:style-name="Table1.A2" office:value-type="string">
            <text:p text:style-name="P14">Merkkijono &lt;= 64 merkkiä</text:p>
          </table:table-cell>
          <table:table-cell table:style-name="Table1.C2" office:value-type="string">
            <text:p text:style-name="P16">Ää<text:span text:style-name="T3">nestysvaihtoehdon lyhyt nimi</text:span></text:p>
          </table:table-cell>
        </table:table-row>
        <table:table-row>
          <table:table-cell table:style-name="Table1.A2" office:value-type="string">
            <text:p text:style-name="P14">Kuvaus</text:p>
          </table:table-cell>
          <table:table-cell table:style-name="Table1.A2" office:value-type="string">
            <text:p text:style-name="P14">Merkkijono &lt;= 128 merkkiä</text:p>
          </table:table-cell>
          <table:table-cell table:style-name="Table1.C2" office:value-type="string">
            <text:p text:style-name="P16">Ää<text:span text:style-name="T3">nestysvaihtoehdon pitempi kuvaus</text:span></text:p>
          </table:table-cell>
        </table:table-row>
      </table:table>
      <text:p text:style-name="P20">Jokaiseen äänestykseen liittyy äänestysvaihtoehtoja. Jotta äänestys olisi mielekäs, on näitä oltava vähintään kaksi.</text:p>
      <text:h text:style-name="P34" text:outline-level="3"><text:bookmark-start text:name="__RefHeading___Toc478_1878694178"/>Tietokohde: Ääni<text:bookmark-end text:name="__RefHeading___Toc478_1878694178"/></text:h>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13">Attribuutti</text:p>
            </table:table-cell>
            <table:table-cell table:style-name="Table2.A1" office:value-type="string">
              <text:p text:style-name="P13">Arvojoukko</text:p>
            </table:table-cell>
            <table:table-cell table:style-name="Table2.C1" office:value-type="string">
              <text:p text:style-name="P13">Kuvailu</text:p>
            </table:table-cell>
          </table:table-row>
        </table:table-header-rows>
        <table:table-row>
          <table:table-cell table:style-name="Table2.A2" office:value-type="string">
            <text:p text:style-name="P18">Aika</text:p>
          </table:table-cell>
          <table:table-cell table:style-name="Table2.A2" office:value-type="string">
            <text:p text:style-name="P18">Aikaleima</text:p>
          </table:table-cell>
          <table:table-cell table:style-name="Table2.C2" office:value-type="string">
            <text:p text:style-name="P18">Koska ääni annettu</text:p>
          </table:table-cell>
        </table:table-row>
      </table:table>
      <text:p text:style-name="P4">Äänestettäessä jokaisesta äänestä tehdään rivi tähän tauluun. <text:span text:style-name="T5">Mikäli äänestetään tunnistettuna, tehdään lisäksi merkintä tauluun Äänestäneet.</text:span></text:p>
      <text:h text:style-name="P34" text:outline-level="3"><text:bookmark-start text:name="__RefHeading___Toc480_1878694178"/>Tietokohde: <text:span text:style-name="T7">Tyyppi</text:span><text:bookmark-end text:name="__RefHeading___Toc480_1878694178"/></text:h>
      <table:table table:name="Table4" table:style-name="Table4">
        <table:table-column table:style-name="Table4.A"/>
        <table:table-column table:style-name="Table4.B"/>
        <table:table-column table:style-name="Table4.C"/>
        <table:table-header-rows>
          <table:table-row>
            <table:table-cell table:style-name="Table4.A1" office:value-type="string">
              <text:p text:style-name="P13">Attribuutti</text:p>
            </table:table-cell>
            <table:table-cell table:style-name="Table4.A1" office:value-type="string">
              <text:p text:style-name="P13">Arvojoukko</text:p>
            </table:table-cell>
            <table:table-cell table:style-name="Table4.C1" office:value-type="string">
              <text:p text:style-name="P13">Kuvailu</text:p>
            </table:table-cell>
          </table:table-row>
        </table:table-header-rows>
        <table:table-row>
          <table:table-cell table:style-name="Table4.A2" office:value-type="string">
            <text:p text:style-name="P19">Nimi</text:p>
          </table:table-cell>
          <table:table-cell table:style-name="Table4.A2" office:value-type="string">
            <text:p text:style-name="P19">Merkkijono &lt;= 64 merkkiä</text:p>
          </table:table-cell>
          <table:table-cell table:style-name="Table4.C2" office:value-type="string">
            <text:p text:style-name="P18">Ää<text:span text:style-name="T7">nestyksen tyypin kuvaus</text:span></text:p>
          </table:table-cell>
        </table:table-row>
      </table:table>
      <text:p text:style-name="P5"><text:soft-page-break/>Tähän kirjoitetaan äänestyksen mahdollisten tyyppien kuvaukset.</text:p>
      <text:h text:style-name="P34" text:outline-level="3"><text:bookmark-start text:name="__RefHeading___Toc350_800399434"/>Tietokohde: Henkilö<text:bookmark-end text:name="__RefHeading___Toc350_800399434"/></text:h>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P12">Attribuutti</text:p>
            </table:table-cell>
            <table:table-cell table:style-name="Table3.A1" office:value-type="string">
              <text:p text:style-name="P12">Arvojoukko</text:p>
            </table:table-cell>
            <table:table-cell table:style-name="Table3.C1" office:value-type="string">
              <text:p text:style-name="P12">Kuvailu</text:p>
            </table:table-cell>
          </table:table-row>
        </table:table-header-rows>
        <table:table-row>
          <table:table-cell table:style-name="Table3.A2" office:value-type="string">
            <text:p text:style-name="P15">Nimi</text:p>
          </table:table-cell>
          <table:table-cell table:style-name="Table3.A2" office:value-type="string">
            <text:p text:style-name="P15">Merkkijono &lt;= 64 merkkiä</text:p>
          </table:table-cell>
          <table:table-cell table:style-name="Table3.C2" office:value-type="string">
            <text:p text:style-name="P17">Henkilön nimi</text:p>
          </table:table-cell>
        </table:table-row>
        <table:table-row>
          <table:table-cell table:style-name="Table3.A2" office:value-type="string">
            <text:p text:style-name="P15">Kä<text:span text:style-name="T5">yttäjätunnus</text:span></text:p>
          </table:table-cell>
          <table:table-cell table:style-name="Table3.A2" office:value-type="string">
            <text:p text:style-name="P15">Merkkijono &lt;= <text:span text:style-name="T5">16</text:span> merkkiä</text:p>
          </table:table-cell>
          <table:table-cell table:style-name="Table3.C2" office:value-type="string">
            <text:p text:style-name="P17">Käyttäjätunnus</text:p>
          </table:table-cell>
        </table:table-row>
        <table:table-row>
          <table:table-cell table:style-name="Table3.A2" office:value-type="string">
            <text:p text:style-name="P17">Sähköposti</text:p>
          </table:table-cell>
          <table:table-cell table:style-name="Table3.A2" office:value-type="string">
            <text:p text:style-name="P15">Merkkijono &lt;= 64 merkkiä</text:p>
          </table:table-cell>
          <table:table-cell table:style-name="Table3.C2" office:value-type="string">
            <text:p text:style-name="P17">Sähköpostiosoite</text:p>
          </table:table-cell>
        </table:table-row>
        <table:table-row>
          <table:table-cell table:style-name="Table3.A2" office:value-type="string">
            <text:p text:style-name="P17">Salasanatiiviste</text:p>
          </table:table-cell>
          <table:table-cell table:style-name="Table3.A2" office:value-type="string">
            <text:p text:style-name="P15">Merkkijono &lt;= <text:span text:style-name="T5">255</text:span> merkkiä</text:p>
          </table:table-cell>
          <table:table-cell table:style-name="Table3.C2" office:value-type="string">
            <text:p text:style-name="P17">Salasanatiiviste, <text:span text:style-name="T9">SHA256, heksana</text:span></text:p>
          </table:table-cell>
        </table:table-row>
        <table:table-row>
          <table:table-cell table:style-name="Table3.A2" office:value-type="string">
            <text:p text:style-name="P17">Ylläpitäjä?</text:p>
          </table:table-cell>
          <table:table-cell table:style-name="Table3.A2" office:value-type="string">
            <text:p text:style-name="P17">Totuusarvo</text:p>
          </table:table-cell>
          <table:table-cell table:style-name="Table3.C2" office:value-type="string">
            <text:p text:style-name="P17">Onko tämä henkilö ylläpitäjä?</text:p>
          </table:table-cell>
        </table:table-row>
      </table:table>
      <text:p text:style-name="P3">Jos henkilö on ylläpitäjä, hän voi tehdä, muokata ja poistaa äänestyksiä sekä henkilöitä.</text:p>
      <text:h text:style-name="P27" text:outline-level="1"><text:bookmark-start text:name="__RefHeading___Toc143_373782398"/>Relaatiotietokantakaavio<text:bookmark-end text:name="__RefHeading___Toc143_373782398"/></text:h>
      <text:p text:style-name="Illustration"><draw:frame draw:style-name="fr2" draw:name="Image3" text:anchor-type="paragraph" svg:width="6.2291in" svg:height="6.1835in" draw:z-index="2"><draw:image xlink:href="Pictures/10000201000002A7000002A24A286EC79A3DBF9F.png" xlink:type="simple" xlink:show="embed" xlink:actuate="onLoad"/></draw:frame>Relaatiotietokantakaavio</text:p>
      <text:h text:style-name="P28" text:outline-level="1"><text:bookmark-start text:name="__RefHeading___Toc145_373782398"/><text:soft-page-break/>Järjestelmän yleisrakenne<text:bookmark-end text:name="__RefHeading___Toc145_373782398"/></text:h>
      <text:h text:style-name="P28" text:outline-level="1"><text:bookmark-start text:name="__RefHeading___Toc147_373782398"/>Käyttöliittymä ja järjestelmän komponentit<text:bookmark-end text:name="__RefHeading___Toc147_373782398"/></text:h>
      <text:list xml:id="list3098346005812620303" text:style-name="L3">
        <text:list-item>
          <text:p text:style-name="P38">Sisäänkirjautumissivu</text:p>
        </text:list-item>
        <text:list-item>
          <text:p text:style-name="P38">Äänestysluettelo</text:p>
        </text:list-item>
        <text:list-item>
          <text:p text:style-name="P38">Äänestäminen</text:p>
        </text:list-item>
        <text:list-item>
          <text:p text:style-name="P38">Äänestystulokset</text:p>
        </text:list-item>
        <text:list-item>
          <text:p text:style-name="P38">Tilastot</text:p>
        </text:list-item>
        <text:list-item>
          <text:p text:style-name="P38">Äänestykset: lisäys, muutos, poisto</text:p>
        </text:list-item>
        <text:list-item>
          <text:p text:style-name="P38">Ää<text:span text:style-name="T2">nestysvaihtoehdot: lisäys, muutos, poisto</text:span></text:p>
        </text:list-item>
        <text:list-item>
          <text:p text:style-name="P38"><text:span text:style-name="T10">Henkilö</text:span>t: lisäys, muutos, poisto</text:p>
        </text:list-item>
      </text:list>
      <text:h text:style-name="P29" text:outline-level="1"><text:bookmark-start text:name="__RefHeading___Toc149_373782398"/>Asennustiedot<text:bookmark-end text:name="__RefHeading___Toc149_373782398"/></text:h>
      <text:h text:style-name="P29" text:outline-level="1"><text:bookmark-start text:name="__RefHeading___Toc151_373782398"/>Käynnistysohje<text:bookmark-end text:name="__RefHeading___Toc151_373782398"/></text:h>
      <text:p text:style-name="P10">Mene selaimella osoitteeseen http://rikukali.users.helsinki.fi/leiska/</text:p>
      <text:h text:style-name="P29" text:outline-level="1"><text:bookmark-start text:name="__RefHeading___Toc153_373782398"/>Testaus ym.<text:bookmark-end text:name="__RefHeading___Toc153_373782398"/></text:h>
      <text:h text:style-name="P32" text:outline-level="2"><text:bookmark-start text:name="__RefHeading___Toc155_373782398"/>Testaus<text:bookmark-end text:name="__RefHeading___Toc155_373782398"/></text:h>
      <text:h text:style-name="Heading_20_2" text:outline-level="2"><text:bookmark-start text:name="__RefHeading___Toc5180_1714241314"/>Havaittuja ongelmia<text:bookmark-end text:name="__RefHeading___Toc5180_1714241314"/></text:h>
      <text:p text:style-name="P8">Ongelmat prioriteettijärjestyksessä:</text:p>
      <text:list xml:id="list1262308268887609047" text:style-name="L4">
        <text:list-item>
          <text:p text:style-name="P39">Ää<text:span text:style-name="T8">nestysvaihtoehtoja voi muokata kesken äänestyksen. Halutessaan ylläpitäjä voi esimerkiksi vaihtaa äänestysvaihtoehtojen tekstejä keskenään, jolloin tätä ennen annetut äänet menevät vääriin osoitteisiin.</text:span></text:p>
        </text:list-item>
        <text:list-item>
          <text:p text:style-name="P39">Annettuun ääneen talletetaan aikaleima tilastointia varten. Jos äänestetään tunnistettuna, tämä voidaan yhdistää tunnistetun äänestyksen aikaleimaan. Lisäksi WWW-palvelimen lokissa saattaa olla aikaleimoja, joiden kautta annettu ääni voidaan yhdistää äänestäjän käyttämään IP-osoitteeseen.</text:p>
        </text:list-item>
        <text:list-item>
          <text:p text:style-name="P40">Ää<text:span text:style-name="T11">nestysvaihtoehtoa lisättäessä poll.id välitetään piilotetussa lomakkeen kentässä. Ilkeä käyttäjä voisi muuttaa sitä.</text:span></text:p>
        </text:list-item>
        <text:list-item>
          <text:p text:style-name="P40">Salasanatiivistettä ei ole suolattu.</text:p>
        </text:list-item>
      </text:list>
      <text:h text:style-name="Heading_20_2" text:outline-level="2"><text:bookmark-start text:name="__RefHeading___Toc157_373782398"/><text:soft-page-break/>Jatkokehitysideat<text:bookmark-end text:name="__RefHeading___Toc157_373782398"/></text:h>
      <text:h text:style-name="P35" text:outline-level="3"><text:bookmark-start text:name="__RefHeading___Toc533_134608990"/>Suunta 1<text:bookmark-end text:name="__RefHeading___Toc533_134608990"/></text:h>
      <text:p text:style-name="P7">Yksityisyyden parantaminen.</text:p>
      <text:h text:style-name="Heading_20_3" text:outline-level="3"><text:bookmark-start text:name="__RefHeading___Toc535_134608990"/>Suunta 2<text:bookmark-end text:name="__RefHeading___Toc535_134608990"/></text:h>
      <text:p text:style-name="P6">DDR-toiminnallisuudet: Äänestystuloksen asettaminen ennalta. Äänestystuloksen muuttaminen kesken äänestyksen. <text:span text:style-name="T4">Toisinajattelijoiden ilmiantaminen äänestysvaiheessa.</text:span></text:p>
      <text:h text:style-name="Heading_20_1" text:outline-level="1"><text:bookmark-start text:name="__RefHeading___Toc159_373782398"/>Omat kokemukset<text:bookmark-end text:name="__RefHeading___Toc159_373782398"/></text:h>
      <text:p text:style-name="P9">MySQL:sta oli enemmän kokemusta mutta PostgreSQL oli selkeästi voittajan valinta.</text:p>
      <text:h text:style-name="Heading_20_1" text:outline-level="1"><text:bookmark-start text:name="__RefHeading___Toc161_373782398"/>Muu dokumentaatio<text:bookmark-end text:name="__RefHeading___Toc161_373782398"/></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Liberation Mono" svg:font-family="'Liberation Mono'" style:font-adornments="Regula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i" fo:country="FI"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fi" fo:country="FI"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Illustration" style:family="paragraph" style:parent-style-name="Caption" style:class="extra"/>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de" style:family="paragraph" style:parent-style-name="Text_20_body" style:next-style-name="Text_20_body" style:master-page-name="">
      <style:paragraph-properties style:page-number="auto"/>
      <style:text-properties style:font-name="Liberation Mono" fo:font-family="'Liberation Mono'" style:font-style-name="Regular" style:font-family-generic="modern" style:font-pitch="variable" style:font-size-asian="10.5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Index"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iku Kalinen</meta:initial-creator>
    <meta:creation-date>2017-03-09T13:30:56.561978000</meta:creation-date>
    <dc:date>2017-03-30T19:34:16.245783000</dc:date>
    <dc:creator>Riku Kalinen</dc:creator>
    <meta:editing-duration>PT3H27M25S</meta:editing-duration>
    <meta:editing-cycles>25</meta:editing-cycles>
    <meta:generator>LibreOffice/5.1.4.2$MacOSX_X86_64 LibreOffice_project/f99d75f39f1c57ebdd7ffc5f42867c12031db97a</meta:generator>
    <meta:document-statistic meta:table-count="5" meta:image-count="3" meta:object-count="0" meta:page-count="10" meta:paragraph-count="152" meta:word-count="561" meta:character-count="4963" meta:non-whitespace-character-count="4574"/>
  </office:meta>
</office:document-meta>
</file>